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t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rý vyvíjeli a zlepšovali OpenOffice.org, oznámily významnou změnu ve struktuře projektu. Po deseti letech růstu za pomoci společnosti Sun Microsystems, která projekt také založila, byla na jeho základě založena nová nezávislá nadace s názvem The Document Foundation, aby na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7"><text:soft-page-break/>LibreOffice ve výchozím nastavení své soubory ukládá ve formátu OpenDocument.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ovac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standardy, dokumenty</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